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style:writing-mode="page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style:writing-mode="page"/>
    </style:style>
    <style:style style:name="P1" style:family="paragraph" style:parent-style-name="Standard">
      <style:text-properties officeooo:rsid="001bc7a6" officeooo:paragraph-rsid="001bc7a6"/>
    </style:style>
    <style:style style:name="P2" style:family="paragraph" style:parent-style-name="Table_20_Contents">
      <style:text-properties officeooo:rsid="001bc7a6" officeooo:paragraph-rsid="001bc7a6"/>
    </style:style>
    <style:style style:name="P3" style:family="paragraph" style:parent-style-name="Standard" style:list-style-name="L1">
      <style:text-properties officeooo:rsid="001bc7a6" officeooo:paragraph-rsid="001bc7a6"/>
    </style:style>
    <style:style style:name="P4" style:family="paragraph" style:parent-style-name="Standard" style:list-style-name="L3">
      <style:text-properties officeooo:rsid="001bc7a6" officeooo:paragraph-rsid="001bc7a6"/>
    </style:style>
    <style:style style:name="P5" style:family="paragraph" style:parent-style-name="Standard" style:list-style-name="L2">
      <style:text-properties officeooo:rsid="001d7bfb" officeooo:paragraph-rsid="001d7bfb"/>
    </style:style>
    <style:style style:name="P6" style:family="paragraph" style:parent-style-name="Standard" style:list-style-name="L3">
      <style:text-properties officeooo:paragraph-rsid="001bc7a6"/>
    </style:style>
    <style:style style:name="T1" style:family="text">
      <style:text-properties officeooo:rsid="00209af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leções chaveadas</text:p>
      <text:p text:style-name="P1"/>
      <text:p text:style-name="P1">Map</text:p>
      <text:list xml:id="list3008844580" text:style-name="L1">
        <text:list-item>
          <text:p text:style-name="P3">É uma coleção de arrays no formato [chave, valor];</text:p>
        </text:list-item>
        <text:list-item>
          <text:p text:style-name="P3">Pode ser interado por um loop for...of.</text:p>
        </text:list-item>
        <text:list-item>
          <text:p text:style-name="P3">Métodos</text:p>
          <text:list>
            <text:list-item>
              <text:p text:style-name="P3">adicionar (.set)</text:p>
            </text:list-item>
            <text:list-item>
              <text:p text:style-name="P3">ler (.get)</text:p>
            </text:list-item>
            <text:list-item>
              <text:p text:style-name="P3">deletar (.delete)</text:p>
            </text:list-item>
          </text:list>
        </text:list-item>
      </text:list>
      <table:table table:name="Tabela2" table:style-name="Tabela2">
        <table:table-column table:style-name="Tabela2.A"/>
        <table:table-row table:style-name="TableLine2756056434112">
          <table:table-cell table:style-name="Tabela2.A1" office:value-type="string">
            <text:p text:style-name="P2">const myMap = new Map ( )</text:p>
            <text:p text:style-name="P2"/>
            <text:p text:style-name="P2">myMap.set (‘apple’, ‘fruit’); // Map(1) {“apple” =&gt; “fruit”}</text:p>
            <text:p text:style-name="P2"/>
            <text:p text:style-name="P2">myMap.get (apple); // “fruit”</text:p>
            <text:p text:style-name="P2"/>
            <text:p text:style-name="P2">myMap.delete (“apple”) //true</text:p>
            <text:p text:style-name="P2"/>
            <text:p text:style-name="P2">myMap.get (“apple”) //undefined</text:p>
          </table:table-cell>
        </table:table-row>
      </table:table>
      <text:list xml:id="list439860741" text:style-name="L2">
        <text:list-header>
          <text:p text:style-name="P5"/>
        </text:list-header>
        <text:list-item>
          <text:p text:style-name="P5">Map vs Objeto</text:p>
          <text:list>
            <text:list-item>
              <text:p text:style-name="P5">Os maps podem ter chaves de qualquer tipo. Já no objeto a chave é do tipo string.</text:p>
            </text:list-item>
            <text:list-item>
              <text:p text:style-name="P5">Maps possuem a propriedade length (já está pronto). No objeto, é necessário iterar para obter o tamanho.</text:p>
            </text:list-item>
            <text:list-item>
              <text:p text:style-name="P5">Maps são mais fáceis de iterar (pois é uma coleção que já possui o tamanho pronto).</text:p>
            </text:list-item>
            <text:list-item>
              <text:p text:style-name="P5">Utilizado quando o valor das chaves é desconhecido. No objeto, o valor das chaves é conhecido.</text:p>
            </text:list-item>
            <text:list-item>
              <text:p text:style-name="P5">Os valores têm o mesmo tipo.</text:p>
            </text:list-item>
          </text:list>
        </text:list-item>
      </text:list>
      <text:p text:style-name="P1"/>
      <text:p text:style-name="P1">Set</text:p>
      <text:list xml:id="list1222932258" text:style-name="L3">
        <text:list-item>
          <text:p text:style-name="P4">São estruturas que armazenam valores únicos (coleções com valores únicos que não se reptem nunca).</text:p>
        </text:list-item>
        <text:list-item>
          <text:p text:style-name="P4">Métodos</text:p>
          <text:list>
            <text:list-item>
              <text:p text:style-name="P4">adicionar (.add)</text:p>
            </text:list-item>
            <text:list-item>
              <text:p text:style-name="P4">consultar (.has)</text:p>
            </text:list-item>
            <text:list-item>
              <text:p text:style-name="P4">deletar (.delete)</text:p>
            </text:list-item>
          </text:list>
        </text:list-item>
      </text:list>
      <table:table table:name="Tabela1" table:style-name="Tabela1">
        <table:table-column table:style-name="Tabela1.A"/>
        <table:table-row table:style-name="TableLine2756056464304">
          <table:table-cell table:style-name="Tabela1.A1" office:value-type="string">
            <text:p text:style-name="P2">Const mySet = new Set ( );</text:p>
            <text:p text:style-name="P2"/>
            <text:p text:style-name="P2">mySet.add(1);</text:p>
            <text:p text:style-name="P2">mySet.add(5);</text:p>
            <text:p text:style-name="P2"/>
            <text:p text:style-name="P2">mySet.has(1); // true</text:p>
            <text:p text:style-name="P2">mySet.has(3); // false</text:p>
            <text:p text:style-name="P2"/>
            <text:p text:style-name="P2">mySet.delete(5);</text:p>
          </table:table-cell>
        </table:table-row>
      </table:table>
      <text:list xml:id="list104344420901749" text:continue-numbering="true" text:style-name="L3">
        <text:list-item>
          <text:list>
            <text:list-header>
              <text:p text:style-name="P6"/>
            </text:list-header>
          </text:list>
        </text:list-item>
        <text:list-item>
          <text:p text:style-name="P4">Possui valores únicos.</text:p>
        </text:list-item>
        <text:list-item>
          <text:p text:style-name="P4">Em vez da propriedade leng<text:span text:style-name="T1">t</text:span>h, consulta-se o número de registros pela propriedade size.</text:p>
        </text:list-item>
        <text:list-item>
          <text:p text:style-name="P4">Não possui os métodos map, filter, reduce, etc, que são métodos de um array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8T22:20:00.954000000</meta:creation-date>
    <dc:date>2022-04-21T10:43:43.495000000</dc:date>
    <meta:editing-duration>PT21M33S</meta:editing-duration>
    <meta:editing-cycles>3</meta:editing-cycles>
    <meta:generator>LibreOffice/7.1.3.2$Windows_X86_64 LibreOffice_project/47f78053abe362b9384784d31a6e56f8511eb1c1</meta:generator>
    <meta:document-statistic meta:table-count="2" meta:image-count="0" meta:object-count="0" meta:page-count="1" meta:paragraph-count="36" meta:word-count="217" meta:character-count="1211" meta:non-whitespace-character-count="1050"/>
  </office:meta>
</office:document-meta>
</file>